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69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7.1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rkplan 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Week</text:p>
          </table:table-cell>
          <table:table-cell table:style-name="Table1.B1" office:value-type="string">
            <text:p text:style-name="P4">Activiteit</text:p>
          </table:table-cell>
        </table:table-row>
        <table:table-row>
          <table:table-cell table:style-name="Table1.A2" office:value-type="string">
            <text:p text:style-name="Table_20_Contents"><text:span text:style-name="T1">1.</text:span> <text:s text:c="4"/>1 maart – 4 maar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2.</text:span> <text:s text:c="4"/>5 maart – 11 maar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3.</text:span> <text:s text:c="4"/>12 maart – 18 maar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4.</text:span> <text:s text:c="4"/>19 maart – 25 maart</text:p>
          </table:table-cell>
          <table:table-cell table:style-name="Table1.B2" office:value-type="string">
            <text:p text:style-name="Table_20_Contents">Open atelier</text:p>
          </table:table-cell>
        </table:table-row>
        <table:table-row>
          <table:table-cell table:style-name="Table1.A2" office:value-type="string">
            <text:p text:style-name="Table_20_Contents"><text:span text:style-name="T1">5.</text:span> <text:s text:c="4"/>26 maart – 1 apri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6.</text:span> <text:s text:c="4"/>2 april – 8 apri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7. <text:s text:c="4"/></text:span>9 april – 15 apri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8.</text:span> <text:s text:c="4"/>16 april – 22 apri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9.</text:span> <text:s text:c="4"/>23 april – 29 april</text:p>
          </table:table-cell>
          <table:table-cell table:style-name="Table1.B2" office:value-type="string">
            <text:p text:style-name="Table_20_Contents">Open atelier</text:p>
          </table:table-cell>
        </table:table-row>
        <table:table-row>
          <table:table-cell table:style-name="Table1.A2" office:value-type="string">
            <text:p text:style-name="Table_20_Contents"><text:span text:style-name="T1">10.</text:span> <text:s text:c="2"/>30 april – 6 me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11.</text:span> <text:s text:c="2"/>7 mei – 13 me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12.</text:span> <text:s text:c="2"/>14 mei – 20 me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13.</text:span> <text:s text:c="2"/>21 mei – 27 mei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T1">14.</text:span> <text:s text:c="2"/>28 mei – 31 mei</text:p>
          </table:table-cell>
          <table:table-cell table:style-name="Table1.B2" office:value-type="string">
            <text:p text:style-name="Table_20_Contents">Expo</text:p>
          </table:table-cell>
        </table:table-row>
      </table:table>
      <text:list xml:id="list7986687126581802842" text:style-name="L1">
        <text:list-header>
          <text:p text:style-name="P2"/>
        </text:list-header>
      </text:list>
      <text:p text:style-name="Standard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nee  van Roekel</meta:initial-creator>
    <meta:creation-date>2017-10-10T14:13:43</meta:creation-date>
    <meta:document-statistic meta:table-count="1" meta:image-count="0" meta:object-count="0" meta:page-count="1" meta:paragraph-count="20" meta:word-count="92" meta:character-count="383"/>
    <dc:date>2017-10-11T13:19:15</dc:date>
    <dc:creator>Renee  van Roekel</dc:creator>
    <meta:editing-duration>PT40M10S</meta:editing-duration>
    <meta:editing-cycles>1</meta:editing-cycles>
    <meta:generator>OpenOffice/4.1.3$Unix OpenOffice.org_project/413m1$Build-9783</meta:generator>
  </office:meta>
</office:document-meta>
</file>